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a9e9" officeooo:paragraph-rsid="0014a9e9"/>
    </style:style>
    <style:style style:name="P2" style:family="paragraph" style:parent-style-name="Standard">
      <style:text-properties officeooo:rsid="001a6620" officeooo:paragraph-rsid="001a6620"/>
    </style:style>
    <style:style style:name="T1" style:family="text">
      <style:text-properties officeooo:rsid="001607f6"/>
    </style:style>
    <style:style style:name="T2" style:family="text">
      <style:text-properties officeooo:rsid="0017c5a1"/>
    </style:style>
    <style:style style:name="T3" style:family="text">
      <style:text-properties officeooo:rsid="001a6620"/>
    </style:style>
    <style:style style:name="T4" style:family="text">
      <style:text-properties officeooo:rsid="001b7a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create directory</text:p>
      <text:p text:style-name="P1">- create virtual environment: python -m venv venv</text:p>
      <text:p text:style-name="P1">- activate virtual environment: source venv/bin/activate</text:p>
      <text:p text:style-name="P1">- install django: pip install django==3.2</text:p>
      <text:p text:style-name="P1">- create app: django-admin startproject Striker .</text:p>
      <text:p text:style-name="P1">- create .gitignore: touch .gitignore</text:p>
      <text:p text:style-name="P1">- copy <text:s/>standard “ignores” from <text:a xlink:type="simple" xlink:href="https://github.com/github/gitignore/blob/main/Python.gitignore" text:style-name="Internet_20_link" text:visited-style-name="Visited_20_Internet_20_Link">https://github.com/github/gitignore/blob/main/Python.gitignore</text:a>:</text:p>
      <text:p text:style-name="P1">- <text:span text:style-name="T1">initialize git repository: git init</text:span></text:p>
      <text:p text:style-name="P1">- <text:span text:style-name="T1">create the database: python manage.py migrate</text:span></text:p>
      <text:p text:style-name="P1">- <text:span text:style-name="T1">launch application: python manage.py runserver (192.168.0.238:8238)</text:span></text:p>
      <text:p text:style-name="P1">- <text:span text:style-name="T1">add ip address and domain name to ALLOWED_HOSTS in settings.py</text:span></text:p>
      <text:p text:style-name="P1">- <text:span text:style-name="T2">make first commit: git add . &amp;&amp; git commit -a</text:span></text:p>
      <text:p text:style-name="P1">- <text:span text:style-name="T3">on github create repository and choose license</text:span></text:p>
      <text:p text:style-name="P1">- <text:span text:style-name="T3">locally add remote repository: git remote add main </text:span><text:a xlink:type="simple" xlink:href="https://github.com/biscotty666/StrikerGMT.git" text:style-name="Internet_20_link" text:visited-style-name="Visited_20_Internet_20_Link"><text:span text:style-name="T3">https://github.com/biscotty666/StrikerGMT.git</text:span></text:a></text:p>
      <text:p text:style-name="P1">- <text:span text:style-name="T3">fetch the remote repository information: git fetch main</text:span></text:p>
      <text:p text:style-name="P2">- pull files from remote: git pull main main –allow-unrelated-histories (the flag is necessary to “connect” the two histories</text:p>
      <text:p text:style-name="P2">- push local files to remote: <text:span text:style-name="T4">git push main main</text:span></text:p>
      <text:p text:style-name="P2">- <text:span text:style-name="T4">create and switch to the development branch: git checkout -b dev</text:span></text:p>
      <text:p text:style-name="P2">- <text:span text:style-name="T4">set up new branch on remote: git push --set-upstream main dev</text:span></text:p>
      <text:p text:style-name="P2"/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17:18:20.133673888</meta:creation-date>
    <dc:date>2022-10-19T18:58:17.220995228</dc:date>
    <meta:editing-duration>PT18M15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1" meta:paragraph-count="19" meta:word-count="164" meta:character-count="1114" meta:non-whitespace-character-count="969"/>
  </office:meta>
</office:document-meta>
</file>